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7ca" officeooo:paragraph-rsid="001647ca"/>
    </style:style>
    <style:style style:name="P2" style:family="paragraph" style:parent-style-name="Standard">
      <style:text-properties officeooo:rsid="001647ca" officeooo:paragraph-rsid="0019ff4d"/>
    </style:style>
    <style:style style:name="P3" style:family="paragraph" style:parent-style-name="Standard">
      <style:text-properties style:text-underline-style="none" officeooo:rsid="0019ff4d" officeooo:paragraph-rsid="0019ff4d"/>
    </style:style>
    <style:style style:name="P4" style:family="paragraph" style:parent-style-name="Standard">
      <style:text-properties officeooo:rsid="00206932" officeooo:paragraph-rsid="002069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f4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647ca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9ff4d" style:font-weight-asian="bold" style:font-weight-complex="bold"/>
    </style:style>
    <style:style style:name="T6" style:family="text">
      <style:text-properties officeooo:rsid="0019ff4d"/>
    </style:style>
    <style:style style:name="T7" style:family="text">
      <style:text-properties style:text-underline-style="dash" style:text-underline-width="auto" style:text-underline-color="font-color" officeooo:rsid="0019ff4d"/>
    </style:style>
    <style:style style:name="T8" style:family="text">
      <style:text-properties style:text-underline-style="dash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9ff4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TENTE(<text:span text:style-name="T3">Mail</text:span>, Nome, Cognome, Età, Nazionalità, Password, <text:span text:style-name="T6">P</text:span>unClassifica, <text:span text:style-name="T6">P</text:span>osClassifica, <text:tab/> <text:s text:c="3"/></text:p>
      <text:p text:style-name="P2"><text:span text:style-name="T10"><text:s text:c="16"/></text:span><text:span text:style-name="T7">CodiceGiocatore</text:span><text:span text:style-name="T6">)</text:span></text:p>
      <text:p text:style-name="P1">GIOCATORE(<text:span text:style-name="T5">C</text:span><text:span text:style-name="T3">odiceGiocatore</text:span>, <text:span text:style-name="T6">U</text:span>sername, <text:span text:style-name="T6">N</text:span>Schedine, <text:span text:style-name="T6">N</text:span>Crediti, <text:span text:style-name="T7">Mail</text:span></text:p>
      <text:p text:style-name="P3">PARTITA(<text:span text:style-name="T3">CodicePartita</text:span>, NGiocatori, NRound)</text:p>
      <text:p text:style-name="P3">GIOCARE(<text:span text:style-name="T3">C</text:span><text:span text:style-name="T4">odiceGiocatore, </text:span><text:span text:style-name="T3">CodicePartita</text:span>)</text:p>
      <text:p text:style-name="P3">SCHEDINA(<text:span text:style-name="T3">CodiceSchedina</text:span><text:span text:style-name="T12">, </text:span><text:span text:style-name="T8">CodiceGiocatore</text:span>)</text:p>
      <text:p text:style-name="P3">NUMERO(<text:span text:style-name="T3">Numero</text:span><text:span text:style-name="T12">, FlagEstratto)</text:span></text:p>
      <text:p text:style-name="P3"><text:span text:style-name="T12">CONTENERE(</text:span><text:span text:style-name="T3">CodiceSchedina, Numero</text:span><text:span text:style-name="T12">, FlagAbbassato)</text:span></text:p>
      <text:p text:style-name="P4"><text:span text:style-name="T11">GENERARE(</text:span><text:span text:style-name="T5">CodicePartita, Numero</text:span><text:span text:style-name="T11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4T10:59:17.874469899</meta:creation-date>
    <meta:generator>LibreOffice/7.0.4.2$Linux_X86_64 LibreOffice_project/1c5f81ee28659974774060c3fe084e73b3bd074b</meta:generator>
    <dc:date>2021-02-14T11:13:27.851287387</dc:date>
    <meta:editing-duration>PT14M10S</meta:editing-duration>
    <meta:editing-cycles>4</meta:editing-cycles>
    <meta:document-statistic meta:table-count="0" meta:image-count="0" meta:object-count="0" meta:page-count="1" meta:paragraph-count="9" meta:word-count="28" meta:character-count="414" meta:non-whitespace-character-count="373"/>
  </office:meta>
</office:document-meta>
</file>